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1000002507924DD5B2FB3A670.jpg" manifest:media-type="image/jpeg"/>
  <manifest:file-entry manifest:full-path="Pictures/10000000000009B1000002147A14E916DC1ADEA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7.821cm" fo:margin-left="0cm" fo:margin-top="0cm" fo:margin-bottom="0cm" table:align="left" style:writing-mode="lr-tb"/>
    </style:style>
    <style:style style:name="Tableau1.A" style:family="table-column">
      <style:table-column-properties style:column-width="3.15cm"/>
    </style:style>
    <style:style style:name="Tableau1.B" style:family="table-column">
      <style:table-column-properties style:column-width="7.338cm"/>
    </style:style>
    <style:style style:name="Tableau1.C" style:family="table-column">
      <style:table-column-properties style:column-width="2.521cm"/>
    </style:style>
    <style:style style:name="Tableau1.D" style:family="table-column">
      <style:table-column-properties style:column-width="4.8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none" style:writing-mode="lr-tb">
        <style:background-image/>
      </style:table-cell-properties>
    </style:style>
    <style:style style:name="Tableau1.B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0.75pt solid #d9d9d9" style:writing-mode="lr-tb">
        <style:background-image/>
      </style:table-cell-properties>
    </style:style>
    <style:style style:name="Tableau1.D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Tableau1.C2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0.75pt solid #d9d9d9" fo:border-bottom="2.25pt solid #005ea8" style:writing-mode="lr-tb">
        <style:background-image/>
      </style:table-cell-properties>
    </style:style>
    <style:style style:name="Tableau1.D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P1" style:family="paragraph" style:parent-style-name="Cours_20_Sujet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name-complex="F" style:font-size-complex="10pt" style:language-complex="ar" style:country-complex="SA"/>
    </style:style>
    <style:style style:name="P2" style:family="paragraph" style:parent-style-name="List_20_Paragraph" style:list-style-name="WWNum5">
      <style:paragraph-properties fo:margin-top="0cm" fo:margin-bottom="0.212cm" style:contextual-spacing="true"/>
    </style:style>
    <style:style style:name="P3" style:family="paragraph" style:parent-style-name="List_20_Paragraph" style:list-style-name="WWNum6">
      <style:paragraph-properties fo:margin-top="0cm" fo:margin-bottom="0.212cm" style:contextual-spacing="true"/>
    </style:style>
    <style:style style:name="P4" style:family="paragraph" style:parent-style-name="List_20_Paragraph" style:list-style-name="WWNum7">
      <style:paragraph-properties fo:margin-top="0cm" fo:margin-bottom="0.212cm" style:contextual-spacing="true"/>
    </style:style>
    <style:style style:name="P5" style:family="paragraph" style:parent-style-name="List_20_Paragraph" style:list-style-name="WWNum8">
      <style:paragraph-properties fo:margin-top="0cm" fo:margin-bottom="0.212cm" style:contextual-spacing="true"/>
    </style:style>
    <style:style style:name="P6" style:family="paragraph" style:parent-style-name="List_20_Paragraph" style:list-style-name="WWNum9">
      <style:paragraph-properties fo:margin-top="0cm" fo:margin-bottom="0.212cm" style:contextual-spacing="true"/>
    </style:style>
    <style:style style:name="P7" style:family="paragraph" style:parent-style-name="List_20_Paragraph" style:list-style-name="WWNum10">
      <style:paragraph-properties fo:margin-top="0cm" fo:margin-bottom="0.212cm" style:contextual-spacing="true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name-complex="F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>Cours :</text:p>
          </table:table-cell>
          <table:table-cell table:style-name="Tableau1.B1" office:value-type="string">
            <text:p text:style-name="P1">Labo Java base 2021-2022</text:p>
          </table:table-cell>
          <table:table-cell table:style-name="Tableau1.C1" office:value-type="string">
            <text:p text:style-name="P8">Rôle :</text:p>
          </table:table-cell>
          <table:table-cell table:style-name="Tableau1.D1" office:value-type="string">
            <text:p text:style-name="P8"><text:drop-down text:name=""><text:label text:value="Choisir dans la liste ou taper"/><text:label text:value="Lire"/><text:label text:value="Etudier"/><text:label text:value="Manipuler"/><text:label text:value="S'exercer"/><text:label text:current-selected="true" text:value="Réaliser"/>Réaliser</text:drop-down></text:p>
          </table:table-cell>
        </table:table-row>
        <table:table-row table:style-name="Tableau1.1">
          <table:table-cell table:style-name="Tableau1.A1" office:value-type="string">
            <text:p text:style-name="P8">Sujet :</text:p>
          </table:table-cell>
          <table:table-cell table:style-name="Tableau1.B2" office:value-type="string">
            <text:p text:style-name="P1">Grille d’évaluation </text:p>
          </table:table-cell>
          <table:table-cell table:style-name="Tableau1.C2" office:value-type="string">
            <text:p text:style-name="P8">Formateur :</text:p>
          </table:table-cell>
          <table:table-cell table:style-name="Tableau1.D2" office:value-type="string">
            <text:p text:style-name="P8">Yannick Boogaerts</text:p>
          </table:table-cell>
        </table:table-row>
      </table:table>
      <text:h text:style-name="Heading_20_3" text:outline-level="3">Pouvez-vous me montrer dans votre code un exemple d’utilisation des principes suivant ?</text:h>
      <text:h text:style-name="Heading_20_4" text:outline-level="4">Classificateur</text:h>
      <text:list xml:id="list1541798712" text:style-name="WWNum5">
        <text:list-item>
          <text:p text:style-name="P2">Classe</text:p>
        </text:list-item>
        <text:list-item>
          <text:p text:style-name="P2">Classe descendante</text:p>
        </text:list-item>
        <text:list-item>
          <text:p text:style-name="P2">Classe abstraite</text:p>
        </text:list-item>
        <text:list-item>
          <text:p text:style-name="P2">Interface</text:p>
        </text:list-item>
        <text:list-item>
          <text:p text:style-name="P2">Enum</text:p>
        </text:list-item>
        <text:list-item>
          <text:p text:style-name="P2">Classe interne</text:p>
        </text:list-item>
        <text:list-item>
          <text:p text:style-name="P2">Classe anonyme interne</text:p>
        </text:list-item>
        <text:list-item>
          <text:p text:style-name="P2">Expression Lambda</text:p>
        </text:list-item>
      </text:list>
      <text:h text:style-name="Heading_20_4" text:outline-level="4">Variables</text:h>
      <text:list xml:id="list295257013" text:style-name="WWNum6">
        <text:list-item>
          <text:p text:style-name="P3">Locales</text:p>
          <text:list>
            <text:list-item>
              <text:p text:style-name="P3">à une méthode</text:p>
            </text:list-item>
            <text:list-item>
              <text:p text:style-name="P3">à un bloc de code</text:p>
            </text:list-item>
          </text:list>
        </text:list-item>
        <text:list-item>
          <text:p text:style-name="P3">Paramètres</text:p>
        </text:list-item>
        <text:list-item>
          <text:p text:style-name="P3">Attribut d’instance</text:p>
        </text:list-item>
        <text:list-item>
          <text:p text:style-name="P3">Attribut de classe</text:p>
        </text:list-item>
      </text:list>
      <text:h text:style-name="Heading_20_4" text:outline-level="4">Opérations</text:h>
      <text:list xml:id="list3158210561" text:style-name="WWNum7">
        <text:list-item>
          <text:p text:style-name="P4">Opération d’instance</text:p>
        </text:list-item>
        <text:list-item>
          <text:p text:style-name="P4">Opération de classe</text:p>
        </text:list-item>
        <text:list-item>
          <text:p text:style-name="P4">Constructeur</text:p>
        </text:list-item>
        <text:list-item>
          <text:p text:style-name="P4">Overloading</text:p>
        </text:list-item>
        <text:list-item>
          <text:p text:style-name="P4">Overridding</text:p>
        </text:list-item>
        <text:list-item>
          <text:p text:style-name="P4">Méthode virtuelle</text:p>
        </text:list-item>
        <text:list-item>
          <text:p text:style-name="P4">Passage de paramètre</text:p>
        </text:list-item>
        <text:list-item>
          <text:p text:style-name="P4">Retour d’une valeur</text:p>
        </text:list-item>
      </text:list>
      <text:h text:style-name="Heading_20_4" text:outline-level="4">Collection</text:h>
      <text:list xml:id="list4251130019" text:style-name="WWNum8">
        <text:list-item>
          <text:p text:style-name="P5">List</text:p>
        </text:list-item>
        <text:list-item>
          <text:p text:style-name="P5">Set</text:p>
        </text:list-item>
        <text:list-item>
          <text:p text:style-name="P5">Map</text:p>
        </text:list-item>
        <text:list-item>
          <text:p text:style-name="P5">Iterator</text:p>
        </text:list-item>
        <text:list-item>
          <text:p text:style-name="P5">Comparator</text:p>
        </text:list-item>
      </text:list>
      <text:h text:style-name="Heading_20_4" text:outline-level="4">Exception</text:h>
      <text:list xml:id="list675584550" text:style-name="WWNum9">
        <text:list-item>
          <text:p text:style-name="P6">Try/catch/finally</text:p>
        </text:list-item>
        <text:list-item>
          <text:p text:style-name="P6">Throw</text:p>
        </text:list-item>
        <text:list-item>
          <text:p text:style-name="P6">Throws</text:p>
        </text:list-item>
      </text:list>
      <text:h text:style-name="Heading_20_4" text:outline-level="4">Conception Objet</text:h>
      <text:list xml:id="list2690820835" text:style-name="WWNum10">
        <text:list-item>
          <text:p text:style-name="P7">Modèle</text:p>
        </text:list-item>
        <text:list-item>
          <text:p text:style-name="P7">Vue</text:p>
        </text:list-item>
        <text:list-item>
          <text:p text:style-name="P7">Controleur</text:p>
        </text:list-item>
        <text:list-item>
          <text:p text:style-name="P7">Factory</text:p>
        </text:list-item>
        <text:list-item>
          <text:p text:style-name="P7">Injection de dépendance</text:p>
        </text:list-item>
      </text:list>
      <text:h text:style-name="Heading_20_3" text:outline-level="3">Lister et situer dans votre code le plus d’exemples possibles d’utilisation de classes différentes de l’API Java.</text:h>
      <text:h text:style-name="Heading_20_3" text:outline-level="3">Montrer un exemple de code dont vous êtes fier.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style:font-name="Tahoma" fo:font-family="Tahom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002e53" loext:opacity="100%" style:font-name="Tahoma" fo:font-family="Tahom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0457d" loext:opacity="100%" style:font-name="Tahoma" fo:font-family="Tahom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-0.755cm" fo:margin-top="0.106cm" fo:margin-bottom="0cm" style:contextual-spacing="false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3cm" fo:margin-right="0cm" fo:margin-top="0.106cm" fo:margin-bottom="0cm" style:contextual-spacing="false" fo:text-indent="0cm" style:auto-text-indent="false">
        <style:tab-stops>
          <style:tab-stop style:position="17.999cm" style:type="right"/>
        </style:tab-stops>
      </style:paragraph-properties>
      <style:text-properties fo:color="#a6a6a6" loext:opacity="100%" fo:font-size="9pt" style:font-size-asian="9pt" style:font-size-complex="9pt"/>
    </style:style>
    <style:style style:name="Puces" style:family="paragraph" style:parent-style-name="List_20_Paragraph" style:default-outline-level="" style:list-style-name="WWNum2"/>
    <style:style style:name="Liste_20_num" style:display-name="Liste num" style:family="paragraph" style:parent-style-name="List_20_Paragraph" style:default-outline-level="" style:list-style-name="WWNum3">
      <style:paragraph-properties fo:margin-left="0.66cm" fo:margin-right="0cm" fo:margin-top="0.106cm" fo:margin-bottom="0.106cm" style:contextual-spacing="false" fo:text-indent="-0.63cm" style:auto-text-indent="false"/>
    </style:style>
    <style:style style:name="Liste_20_points" style:display-name="Liste points" style:family="paragraph" style:parent-style-name="List_20_Paragraph" style:default-outline-level="" style:list-style-name="WWNum4">
      <style:paragraph-properties fo:margin-left="0.66cm" fo:margin-right="0cm" fo:margin-top="0.106cm" fo:margin-bottom="0.106cm" style:contextual-spacing="false" fo:text-indent="-0.63cm" style:auto-text-indent="false"/>
    </style:style>
    <style:style style:name="Cours_20_Sujet" style:display-name="Cours Sujet" style:family="paragraph" style:parent-style-name="Standard" style:default-outline-level="">
      <style:text-properties fo:color="#00457d" loext:opacity="100%" fo:font-weight="bold" style:font-weight-asian="bold" style:font-weight-complex="bold"/>
    </style:style>
    <style:style style:name="Bulle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re_20_2_20_Car" style:display-name="Titre 2 Car" style:family="text" style:parent-style-name="Default_20_Paragraph_20_Font">
      <style:text-properties style:font-name="Tahoma" fo:font-family="Tahom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Titre_20_3_20_Car" style:display-name="Titre 3 Car" style:family="text" style:parent-style-name="Default_20_Paragraph_20_Font">
      <style:text-properties fo:color="#002e53" loext:opacity="100%" style:font-name="Tahoma" fo:font-family="Tahom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00457d" loext:opacity="100%" style:font-name="Tahoma" fo:font-family="Tahom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>
      <style:text-properties fo:color="#a6a6a6" loext:opacity="100%" fo:font-size="9pt" style:font-size-asian="9pt" style:font-size-complex="9pt"/>
    </style:style>
    <style:style style:name="Paragraphe_20_de_20_liste_20_Car" style:display-name="Paragraphe de liste Car" style:family="text" style:parent-style-name="Default_20_Paragraph_20_Font"/>
    <style:style style:name="Puces_20_Car" style:display-name="Puces Car" style:family="text" style:parent-style-name="Paragraphe_20_de_20_liste_20_Ca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e_20_num_20_Car" style:display-name="Liste num Car" style:family="text" style:parent-style-name="Paragraphe_20_de_20_liste_20_Car"/>
    <style:style style:name="Liste_20_points_20_Car" style:display-name="Liste points Car" style:family="text" style:parent-style-name="Paragraphe_20_de_20_liste_20_Car"/>
    <style:style style:name="Internet_20_link" style:display-name="Internet link" style:family="text" style:parent-style-name="Default_20_Paragraph_20_Font">
      <style:text-properties fo:color="#337eb9" loext:opacity="100%" style:text-underline-style="solid" style:text-underline-width="auto" style:text-underline-color="font-color"/>
    </style:style>
    <style:style style:name="Cours_20_Sujet_20_Car" style:display-name="Cours Sujet Car" style:family="text" style:parent-style-name="Default_20_Paragraph_20_Font">
      <style:text-properties fo:color="#00457d" loext:opacity="100%" fo:font-weight="bold" style:font-weight-asian="bold" style:font-weight-complex="bold"/>
    </style:style>
    <style:style style:name="Bulle_20_Car" style:display-name="Bulle C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5" text:anchor-type="char" svg:y="-1.616cm" svg:width="21.001cm" svg:height="5.011cm" draw:z-index="0"><draw:image xlink:href="Pictures/10000000000009B1000002507924DD5B2FB3A670.jpg" xlink:type="simple" xlink:show="embed" xlink:actuate="onLoad" draw:mime-type="image/jpeg"/></draw:frame></text:p>
      </style:header>
      <style:footer>
        <text:p text:style-name="Footer"><draw:frame draw:style-name="Mfr1" draw:name="Image 4" text:anchor-type="char" svg:y="-3.173cm" svg:width="21.001cm" svg:height="4.509cm" draw:z-index="1"><draw:image xlink:href="Pictures/10000000000009B1000002147A14E916DC1ADEAA.jpg" xlink:type="simple" xlink:show="embed" xlink:actuate="onLoad" draw:mime-type="image/jpeg"/></draw:frame><text:file-name text:display="name-and-extension">grilleEvaluations-1.docx</text:file-name><text:s/>- <text:time style:data-style-name="N10121" text:time-value="2022-01-03T16:19:36.347000082">03/01/2022</text:time><text:tab/><text:page-number style:num-format="1" text:select-page="current">1</text:page-number>/<text:page-count style:num-format="1"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nnick Boogaerts</meta:initial-creator>
    <dc:creator>Yannick Boogaerts</dc:creator>
    <meta:editing-cycles>1</meta:editing-cycles>
    <meta:print-date>2020-02-27T13:45:00</meta:print-date>
    <meta:creation-date>2022-01-03T14:55:00</meta:creation-date>
    <dc:date>2022-01-03T15:07:00</dc:date>
    <meta:editing-duration>PT11M</meta:editing-duration>
    <meta:generator>LibreOffice/7.2.2.2$Windows_X86_64 LibreOffice_project/02b2acce88a210515b4a5bb2e46cbfb63fe97d56</meta:generator>
    <meta:document-statistic meta:table-count="1" meta:image-count="2" meta:object-count="0" meta:page-count="1" meta:paragraph-count="53" meta:word-count="162" meta:character-count="950" meta:non-whitespace-character-count="875"/>
    <meta:user-defined meta:name="AppVersion">16.0000</meta:user-defined>
    <meta:user-defined meta:name="Company">Technifutur</meta:user-defined>
    <meta:template xlink:type="simple" xlink:actuate="onRequest" xlink:title="Modèle Fiche simplifiée.dotx" xlink:href=""/>
  </office:meta>
</office:document-meta>
</file>